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list-style-name="L1">
      <style:paragraph-properties fo:margin-left="0.5in" fo:margin-right="0in" fo:text-indent="0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 fo:font-size="12pt" fo:font-weight="bold" style:font-size-asian="12pt" style:font-weight-asian="bold" style:font-size-complex="12pt"/>
    </style:style>
    <text:list-style style:name="L1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MySQL Assignments</text:span></text:p>
      <text:p text:style-name="Standard"/>
      <text:p text:style-name="Standard"><text:span text:style-name="T2">1)<text:tab/>Select Queries</text:span></text:p>
      <text:p text:style-name="P2"><text:span text:style-name="T3">1.<text:tab/>Display all departments from department table.</text:span></text:p>
      <text:p text:style-name="P2"><text:span text:style-name="T3"><text:tab/></text:span><text:span text:style-name="T4">SELECT * FROM DEPT</text:span></text:p>
      <text:p text:style-name="P2"><text:span text:style-name="T3">2.<text:tab/>Display all employees from employee table.</text:span></text:p>
      <text:p text:style-name="P2"><text:span text:style-name="T3"><text:tab/></text:span><text:span text:style-name="T4">SELECT * FROM EMP</text:span></text:p>
      <text:p text:style-name="P2"><text:span text:style-name="T3">3.<text:tab/>Select the employee in department 30.</text:span></text:p>
      <text:p text:style-name="P2"><text:span text:style-name="T3"><text:tab/></text:span><text:span text:style-name="T4">SELECT * FROM EMP WHERE DEPTNO = 30</text:span></text:p>
      <text:p text:style-name="P2"><text:span text:style-name="T3">4.<text:tab/>List the names, numbers and departmentno of all clerks.</text:span></text:p>
      <text:p text:style-name="P2"><text:span text:style-name="T3"><text:tab/></text:span><text:span text:style-name="T4">SELECT EMP_NAME, EMP_ID, DEPTNO FROM EMP WHERE DESGINATION = <text:tab/>'CLERK';</text:span></text:p>
      <text:p text:style-name="P2"><text:span text:style-name="T3">5.<text:tab/>Find the depart numbers and the name of employee of all dept with Deptno greater or equal to 20.</text:span></text:p>
      <text:p text:style-name="P2"><text:span text:style-name="T3"><text:tab/></text:span><text:span text:style-name="T4">SELECT DEPTNO , EMP_NAME FROM EMP WHERE DEPTNO &gt;= 20</text:span></text:p>
      <text:p text:style-name="P2"><text:span text:style-name="T3">6.<text:tab/>Find the employees whose commission is greater than their salary.</text:span></text:p>
      <text:p text:style-name="P2"><text:span text:style-name="T3"><text:tab/></text:span><text:span text:style-name="T4">SELECT * FROM EMP WHERE SAL &gt; COMM</text:span></text:p>
      <text:p text:style-name="P2"><text:span text:style-name="T3">7.<text:tab/>Find the employees whose commission is greater than 60 percent of their salary.</text:span></text:p>
      <text:p text:style-name="P2"><text:span text:style-name="T3"><text:tab/></text:span><text:span text:style-name="T4">SELECT * FROM EMP WHERE COMM &gt; 0.6 * SAL</text:span></text:p>
      <text:p text:style-name="P2"><text:span text:style-name="T3">8.<text:tab/>Find the employee whose commission is greater than 50 percent of their salary. The result must show only one record.</text:span></text:p>
      <text:p text:style-name="P2"><text:span text:style-name="T3"><text:tab/></text:span><text:span text:style-name="T4">SELECT * FROM EMP WHERE COMM &gt; 0.5 * SAL-------------</text:span></text:p>
      <text:p text:style-name="P2"><text:span text:style-name="T3">9.<text:tab/>List the name, job and salary of all employees in dept 20 who earn more than 2000.</text:span></text:p>
      <text:p text:style-name="P2"><text:span text:style-name="T3"><text:tab/></text:span><text:span text:style-name="T4">SELECT ENAME, JOB, SAL FROM EMP WHERE DEPTNO = 20 AND SAL &gt; 2000</text:span></text:p>
      <text:p text:style-name="P2"><text:soft-page-break/><text:span text:style-name="T3">10.<text:tab/>Find all salesmen in dept 30 whose salary is greater than or equal to Rs. 1500.</text:span></text:p>
      <text:p text:style-name="P2"><text:span text:style-name="T3"><text:tab/></text:span><text:span text:style-name="T4">SELECT * FROM EMP WHERE DEPTNO IN (30) AND SAL &gt;= 1500</text:span></text:p>
      <text:p text:style-name="P2"><text:span text:style-name="T3">11.<text:tab/>Find all the employees whose job is either a president or manager.</text:span></text:p>
      <text:p text:style-name="P2"><text:span text:style-name="T3"><text:tab/></text:span><text:span text:style-name="T4">SELECT * FROM EMP WHERE JOB IN ('PRESIDENT', 'MANAGER');</text:span></text:p>
      <text:p text:style-name="P2"><text:span text:style-name="T3">12.<text:tab/>Find all managers who are not in dept 30.</text:span></text:p>
      <text:p text:style-name="P2"><text:span text:style-name="T3"><text:tab/></text:span><text:span text:style-name="T4">SELECT * FROM EMP WHERE JOB = 'MANAGER' AND DEPTNO != 30</text:span></text:p>
      <text:p text:style-name="P2"><text:span text:style-name="T3">13.<text:tab/>Find the details of all managers and clerks in dept 10.</text:span></text:p>
      <text:p text:style-name="P2"><text:span text:style-name="T3"><text:tab/></text:span><text:span text:style-name="T4">SELECT * FROM EMP WHERE JOB = 'MANAGER' AND JOB = 'CLERK'</text:span></text:p>
      <text:p text:style-name="P2"><text:span text:style-name="T4"><text:tab/>AND DEPT = 10</text:span></text:p>
      <text:p text:style-name="P2"><text:span text:style-name="T3">14.<text:tab/>Find the details of all manager (in any dept) and all clerks in dept 10</text:span></text:p>
      <text:p text:style-name="P2"><text:span text:style-name="T3"><text:tab/>-----</text:span><text:span text:style-name="T4">SELECT * FROM EMP WHERE JOB = 'MANAGER' (SELECT * FROM EMP</text:span></text:p>
      <text:p text:style-name="P2"><text:span text:style-name="T4"><text:tab/>WHERE JOB = 'CLERK' AND JOB = 10)</text:span></text:p>
      <text:p text:style-name="P2"><text:span text:style-name="T3">15.<text:tab/>Find the details of all managers in dept 10 and all clerks in dept 20.</text:span></text:p>
      <text:p text:style-name="P2"><text:span text:style-name="T3"><text:tab/></text:span><text:span text:style-name="T4">SELECT * FROM EMP WHERE JOB = 'MANAGER' AND DEPTNO = 10 (SELECT * </text:span></text:p>
      <text:p text:style-name="P2"><text:span text:style-name="T4"><text:tab/>FROM EMP WHERE JOB = 'CLERK' AND DEPTNO = 20)</text:span></text:p>
      <text:p text:style-name="P2"><text:span text:style-name="T3">16.<text:tab/>Find all employees who are neither clerks nor manager but whose salary is greater than or equal to Rs. 2000.</text:span></text:p>
      <text:p text:style-name="P2"><text:span text:style-name="T3"><text:tab/></text:span><text:span text:style-name="T4">SELECT * FROM EMP WHERE JOB NOT IN ('CLERK','MANAGER') AND SAL &gt;=2000</text:span></text:p>
      <text:p text:style-name="P2"><text:span text:style-name="T3">17.<text:tab/>Find the employees who earns between Rs. 1200 and Rs.1400.</text:span></text:p>
      <text:p text:style-name="P2"><text:span text:style-name="T3"><text:tab/></text:span><text:span text:style-name="T4">SELECT * FROM EMP WHERE SAL BETWEEN 1200 AND 1400</text:span></text:p>
      <text:p text:style-name="P2"><text:span text:style-name="T3">18.<text:tab/>Find the employees who are clerks, analysts or salesman.</text:span></text:p>
      <text:p text:style-name="P2"><text:span text:style-name="T3"><text:tab/></text:span><text:span text:style-name="T4">SELECT * FROM EMP WHERE JOB IN ('CLERK','ANALYSTS','SALESMAN')</text:span></text:p>
      <text:p text:style-name="P2"><text:span text:style-name="T3">19.<text:tab/>Find the employees who are not clerks, analyst or salesman.</text:span></text:p>
      <text:p text:style-name="P2"><text:span text:style-name="T3"><text:tab/></text:span><text:span text:style-name="T4">SELECT * FROM EMP WHERE JOB NOT IN ('CLERK','ANALYSTS','SALESMAN')</text:span></text:p>
      <text:list xml:id="list5308525142163569354" text:style-name="L1">
        <text:list-item>
          <text:p text:style-name="P3"><text:span text:style-name="T3">Find the employees who do not receive a commission i.e. commission is NULL.</text:span></text:p>
        </text:list-item>
      </text:list>
      <text:p text:style-name="P2"><text:soft-page-break/><text:span text:style-name="T4">SELECT * FROM EMP WHERE COMM IS NULL</text:span></text:p>
      <text:p text:style-name="P2"><text:span text:style-name="T3">21.<text:tab/>Find the employee whose commission is Rs. 0.</text:span></text:p>
      <text:p text:style-name="P2"><text:span text:style-name="T3"><text:tab/></text:span><text:span text:style-name="T4">SELECT * FROM EMP WHERE COMM = 0</text:span></text:p>
      <text:p text:style-name="P2"><text:span text:style-name="T3">22.<text:tab/>Find the different jobs of the employees receiving commission.</text:span></text:p>
      <text:p text:style-name="P2"><text:span text:style-name="T3"><text:tab/></text:span><text:span text:style-name="T4">SELECT JOB FROM EMP WHERE COMM IS NOT NULL</text:span></text:p>
      <text:p text:style-name="P2"><text:span text:style-name="T3">23.<text:tab/>Find all employees who do not receive a commission or whose Commission is less than Rs. 100. </text:span></text:p>
      <text:p text:style-name="P2"><text:span text:style-name="T3"><text:tab/></text:span><text:span text:style-name="T4">SELECT * FROM EMP WHERE COMM IS NULL OR COMM &lt; 100</text:span></text:p>
      <text:p text:style-name="P2"><text:span text:style-name="T3">24.<text:tab/>The employees who not receiving commission are entailed to Rs. 250, Show the net earnings of all employees. (find about coalesce() )</text:span></text:p>
      <text:p text:style-name="P2"><text:span text:style-name="T3"><text:tab/>--------</text:span><text:span text:style-name="T4">SELECT SAL FROM EMP WHERE COMM IS NULL </text:span></text:p>
      <text:p text:style-name="P2"><text:span text:style-name="T3">25.<text:tab/>Find all employees whose total earnings are greater than Rs. 2000.</text:span></text:p>
      <text:p text:style-name="P2"><text:span text:style-name="T3"><text:tab/></text:span><text:span text:style-name="T4">SELECT * FROM EMP WHERE (SAL + COMM) &gt; 2000</text:span></text:p>
      <text:p text:style-name="P2"><text:span text:style-name="T3">26.<text:tab/>Find all employees whose names begin with m.</text:span></text:p>
      <text:p text:style-name="P2"><text:span text:style-name="T3"><text:tab/></text:span><text:span text:style-name="T4">SELECT * FROM EMP WHERE EMP_NAME <text:s/>LIKE 'M%'</text:span></text:p>
      <text:p text:style-name="P2"><text:span text:style-name="T3">27.<text:tab/>Find all employees whose names end with m.</text:span></text:p>
      <text:p text:style-name="P2"><text:span text:style-name="T3"><text:tab/></text:span><text:span text:style-name="T4">SELECT * FROM EMP WHERE EMP_NAME LIKE '%M'</text:span></text:p>
      <text:p text:style-name="P2"><text:span text:style-name="T3">28.<text:tab/>Find all employees whose names contain the letter m.</text:span></text:p>
      <text:p text:style-name="P2"><text:span text:style-name="T3"><text:tab/></text:span><text:span text:style-name="T4">SELECT * FROM EMP WHERE EMP_NAME LIKE '%M%'</text:span></text:p>
      <text:p text:style-name="P2"><text:span text:style-name="T3">29.<text:tab/>Find the employees whose names are 5 characters long and end with n.</text:span></text:p>
      <text:p text:style-name="P2"><text:span text:style-name="T3"><text:tab/></text:span><text:span text:style-name="T4">SELECT * FROM EMP WHERE EMP_NAME LIKE '____N'</text:span></text:p>
      <text:p text:style-name="P2"><text:span text:style-name="T3">30.<text:tab/>Find the employees who have the letter r as the third letter in their name.</text:span></text:p>
      <text:p text:style-name="P2"><text:span text:style-name="T3"><text:tab/></text:span><text:span text:style-name="T4">SELECT * FROM EMP WHERE EMP_NAME LIKE '__R%'</text:span></text:p>
      <text:p text:style-name="P1"/>
      <text:p text:style-name="Standard"><text:span text:style-name="T2">2)<text:tab/>Numeric, Character &amp; Date Function </text:span></text:p>
      <text:p text:style-name="P2"><text:soft-page-break/><text:span text:style-name="T3">31.<text:tab/>Find all employees hired in month of February (of any year).</text:span></text:p>
      <text:p text:style-name="P2"><text:span text:style-name="T3">32.<text:tab/>Find all employees who were hired on the last day of the month. </text:span></text:p>
      <text:p text:style-name="P2"><text:span text:style-name="T3">33.<text:tab/>Find the employees who were hired more than 12 years ago.</text:span></text:p>
      <text:p text:style-name="P2"><text:span text:style-name="T3">34.<text:tab/>Find the managers hired in the year 2007.</text:span></text:p>
      <text:p text:style-name="P2"><text:span text:style-name="T3">35.<text:tab/>Display the names and the jobs of all employees, separated by ','(comma). For example (smith, clerk).</text:span></text:p>
      <text:p text:style-name="P2"><text:span text:style-name="T3">36.<text:tab/>Display the names of all employees with the initial letter only in capitals.</text:span></text:p>
      <text:p text:style-name="P2"><text:span text:style-name="T3">37.<text:tab/>Display the names of all employees, right aligning them to 15 characters.</text:span></text:p>
      <text:p text:style-name="P2"><text:span text:style-name="T3">38.<text:tab/>Display the names of all employees, padding them to right up-to 15 characters with '-'.</text:span></text:p>
      <text:p text:style-name="P2"><text:span text:style-name="T3">39.<text:tab/>Display the length of the name of all employees.</text:span></text:p>
      <text:p text:style-name="P2"><text:span text:style-name="T3">40.<text:tab/>Display the names of all employees centering them with 20 characters.</text:span></text:p>
      <text:p text:style-name="P2"><text:span text:style-name="T3">41.<text:tab/>Display the names of all employees without any leading 'a'.</text:span></text:p>
      <text:p text:style-name="P2"><text:span text:style-name="T3">42.<text:tab/>Display the names of all employees without any trailing 'r'.</text:span></text:p>
      <text:p text:style-name="P2"><text:span text:style-name="T3">43.<text:tab/>Show the first three characters of the names of all employees.</text:span></text:p>
      <text:p text:style-name="P2"><text:span text:style-name="T3">44.<text:tab/>Show the last three characters of the names of all employees.</text:span></text:p>
      <text:p text:style-name="P2"><text:span text:style-name="T3">45.<text:tab/>Display the names of all employees replacing any 'a' with 'e'.</text:span></text:p>
      <text:p text:style-name="P2"><text:span text:style-name="T3">46.<text:tab/>Display the names of all employees and the position at which the string 'ar' occurs in the name.</text:span></text:p>
      <text:p text:style-name="P2"><text:span text:style-name="T3">47.<text:tab/>Show the salary of all employees rounding it to the nearest Rs. 1000. For example (3790 will be 4000)</text:span></text:p>
      <text:p text:style-name="P2"><text:span text:style-name="T3">48.<text:tab/>Show the daily salary of all employees assuming a month has 30 days.</text:span></text:p>
      <text:p text:style-name="P2"><text:span text:style-name="T3">49.<text:tab/>Display the name of all employees, and their bonus. Assume each Employee gets a bonus of 20 percent of his salary subject to the Maximum of Rs. 500.</text:span></text:p>
      <text:p text:style-name="P2"><text:span text:style-name="T3">50.<text:tab/>Display the name of all employees, and their bonus. Assume each employee gets a bonus of 20 percent of his salary subject to the Maximum of Rs. 200.</text:span></text:p>
      <text:p text:style-name="P2"><text:soft-page-break/><text:span text:style-name="T3">51.<text:tab/>For each employee display the number of days passed since the employee joined the company.</text:span></text:p>
      <text:p text:style-name="Standard"/>
      <text:p text:style-name="Standard"><text:span text:style-name="T2">3)<text:tab/>Ordering by Queries</text:span></text:p>
      <text:p text:style-name="P2"><text:span text:style-name="T3">52.<text:tab/>Display the details of all employees, sorted on the names.</text:span></text:p>
      <text:p text:style-name="P2"><text:span text:style-name="T3">53.<text:tab/>Display the name of all employees, based on their tenure, with the oldest employee coming first.</text:span></text:p>
      <text:p text:style-name="P2"><text:span text:style-name="T3">54.<text:tab/>Display the names, job and salary of all employees sorted on jobs and Salary.</text:span></text:p>
      <text:p text:style-name="P2"><text:span text:style-name="T3">55.<text:tab/>Display the names, job and salary of all employees, sorted on jobs and within job, sorted on the descending order of salary.</text:span></text:p>
      <text:p text:style-name="P2"><text:span text:style-name="T3">56.<text:tab/>Display the names, job and salary of all employees, sorted on Descending order of job and within job, sorted on the descending order of salary.</text:span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ny</meta:initial-creator>
    <meta:editing-cycles>6</meta:editing-cycles>
    <meta:creation-date>2020-03-04T17:59:00</meta:creation-date>
    <dc:date>2022-02-04T10:19:36.73</dc:date>
    <meta:editing-duration>PT1M10S</meta:editing-duration>
    <meta:generator>OpenOffice/4.1.11$Win32 OpenOffice.org_project/4111m1$Build-9808</meta:generator>
    <meta:document-statistic meta:table-count="0" meta:image-count="0" meta:object-count="0" meta:page-count="5" meta:paragraph-count="93" meta:word-count="1124" meta:character-count="60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